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>
      <style:table-cell-properties fo:border-bottom="none" fo:border-left="none" fo:border-right="none" fo:border-top="0.99pt solid #000000"/>
    </style:style>
    <style:style style:name="ce17" style:family="table-cell" style:parent-style-name="Pivot_20_Table_20_Value">
      <style:table-cell-properties fo:border-bottom="0.99pt solid #000000" fo:border-left="none" fo:border-right="none" fo:border-top="none"/>
    </style:style>
    <style:style style:name="ce1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>
      <style:table-cell-properties fo:border-bottom="none" fo:border-left="none" fo:border-right="0.99pt solid #000000" fo:border-top="none"/>
    </style:style>
    <style:style style:name="ce2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 Pゴシック" style:font-size-asian="10pt" style:language-asian="ja" style:country-asian="JP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IPA Pゴシック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<text:a xlink:href="https://help.libreoffice.org/latest/ja/text/scalc/01/04060109.html?&amp;DbPAR=WRITER&amp;System=UNIX" xlink:type="simple">表計算ドキュメントの関数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YLE</text:p>
          </table:table-cell>
          <table:table-cell table:style-name="Good" table:formula="of:=ORG.OPENOFFICE.STYLE(&quot;Good&quot;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E</text:p>
          </table:table-cell>
          <table:table-cell table:formula="of:=DDE(&quot;soffice&quot;;&quot;/tmp/work/array.ods&quot;;&quot;sheet1.A1&quot;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GETPIVOTDATA</text:p>
          </table:table-cell>
          <table:table-cell table:formula="of:=GETPIVOTDATA(&quot;Price&quot;; [$pivot_table.$A$1]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covered-table-cell/>
          <table:table-cell table:formula="of:=GETPIVOTDATA(&quot;Price&quot;; [$pivot_table.$A$1]; &quot;Class&quot;; &quot;A&quot;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covered-table-cell/>
          <table:table-cell table:formula="of:=GETPIVOTDATA(&quot;Price&quot;; [$pivot_table.$A$1]; &quot;Name&quot;; &quot;あ&quot;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ERLINK</text:p>
          </table:table-cell>
          <table:table-cell table:formula="of:=HYPERLINK(&quot;https:/help.libreoffice.org/latest/ja/text/scalc/1/04060109.html?&amp;dbpar=writer&amp;system=unix&quot;;&quot;表計算ドキュメントの関数&quot;)" office:value-type="string" office:string-value="表計算ドキュメントの関数" calcext:value-type="string">
            <text:p>表計算ドキュメントの関数</text:p>
          </table:table-cell>
          <table:table-cell table:number-columns-repeated="3"/>
        </table:table-row>
        <table:table-row table:style-name="ro1">
          <table:table-cell/>
          <table:table-cell table:formula="of:=HYPERLINK(&quot;#$pivot_table.$A$1&quot;;&quot;ピボットテーブル&quot;)" office:value-type="string" office:string-value="ピボットテーブル" calcext:value-type="string">
            <text:p>ピボットテーブル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X</text:p>
          </table:table-cell>
          <table:table-cell table:formula="of:=INDEX([.$C$9:.$D$10]; 1; 1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table:formula="of:=INDEX([.$C$9:.$D$10]; 1; 2)"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table:formula="of:=INDEX([.$C$9:.$D$10]; 2; 1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table:formula="of:=INDEX([.$C$9:.$D$10]; 2; 2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/>
          <table:table-cell table:formula="of:=INDEX([.$C$9:.$D$10]; 0; 0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table:formula="of:=COUNTA(INDEX([.$C$9:.$D$10]; 0; 0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8.99mm" svg:height="17.99mm" svg:x="36.3mm" svg:y="48.21mm" draw:caption-point-x="-6.1mm" draw:caption-point-y="15.1mm">
              <dc:date>2020-10-16T00:00:00</dc:date>
              <text:p text:style-name="P1">検索範囲は、単一行または単一列の範囲であるべき。</text:p>
            </office:annotation>
            <text:p>LOOKUP</text:p>
          </table:table-cell>
          <table:table-cell table:formula="of:=LOOKUP(20; [.$C$15:.$E$15]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LOOKUP(11; [.$C$16:.$C$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LOOKUP(30; [.$C$16:.$E$1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LOOKUP(1000; [.$C$15:.$E$15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8.99mm" svg:height="34.62mm" svg:x="36.3mm" svg:y="66.28mm" draw:caption-point-x="-6.1mm" draw:caption-point-y="15.1mm">
              <dc:date>2020-10-16T00:00:00</dc:date>
              <text:p text:style-name="P1">参照データはソート済みであること。</text:p>
              <text:p text:style-name="P1"/>
              <text:p text:style-name="P1">第４引数はFALSE()にすること。さもなくば完全一致検索にならず間違った値を返す（あいまい検索）</text:p>
            </office:annotation>
            <text:p>VLOOKUP</text:p>
          </table:table-cell>
          <table:table-cell table:formula="of:=VLOOKUP(1000; [.$C$19:.$D$21]; 2)" office:value-type="string" office:string-value="ABC" calcext:value-type="string">
            <text:p>AB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BC</text:p>
          </table:table-cell>
          <table:table-cell/>
        </table:table-row>
        <table:table-row table:style-name="ro1">
          <table:table-cell/>
          <table:table-cell table:formula="of:=VLOOKUP(1001; [.$C$19:.$D$21]; 2)" office:value-type="string" office:string-value="DEFG" calcext:value-type="string">
            <text:p>DEFG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DEFG</text:p>
          </table:table-cell>
          <table:table-cell/>
        </table:table-row>
        <table:table-row table:style-name="ro1">
          <table:table-cell/>
          <table:table-cell table:formula="of:=VLOOKUP(1002; [.$C$19:.$D$21]; 2)" office:value-type="string" office:string-value="HIJKL" calcext:value-type="string">
            <text:p>HIJKL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IJKL</text:p>
          </table:table-cell>
          <table:table-cell/>
        </table:table-row>
        <table:table-row table:style-name="ro1">
          <table:table-cell/>
          <table:table-cell table:formula="of:=VLOOKUP(1003; [.$C$19:.$D$21]; 2)" office:value-type="string" office:string-value="HIJKL" calcext:value-type="string">
            <text:p>HIJKL</text:p>
          </table:table-cell>
          <table:table-cell table:number-columns-repeated="3"/>
        </table:table-row>
        <table:table-row table:style-name="ro1">
          <table:table-cell/>
          <table:table-cell table:formula="of:=VLOOKUP(1003; [.$C$19:.$D$21]; 2; TRUE())" office:value-type="string" office:string-value="HIJKL" calcext:value-type="string">
            <text:p>HIJKL</text:p>
          </table:table-cell>
          <table:table-cell table:number-columns-repeated="3"/>
        </table:table-row>
        <table:table-row table:style-name="ro1">
          <table:table-cell/>
          <table:table-cell table:formula="of:=VLOOKUP(1003; [.$C$19:.$D$21]; 2; FALSE(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table:formula="of:=VLOOKUP(1000; [.$C$19:.$D$21]; 1; FALSE())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ORTYPE</text:p>
          </table:table-cell>
          <table:table-cell table:formula="of:=ORG.OPENOFFICE.ERRORTYPE([.$C$26])" office:value-type="float" office:value="511" calcext:value-type="float">
            <text:p>511</text:p>
          </table:table-cell>
          <table:table-cell table:formula="of:=VLOOKUP(1003; [.$C$19:.$D$21])" office:value-type="string" office:string-value="" calcext:value-type="error">
            <text:p>エラー:511</text:p>
          </table:table-cell>
          <table:table-cell office:value-type="string" calcext:value-type="string">
            <text:p><text:a xlink:href="https://help.libreoffice.org/latest/ja/text/scalc/05/02140000.html?&amp;DbPAR=WRITER&amp;System=UNIX" xlink:type="simple">エラーコード</text:a></text:p>
          </table:table-cell>
          <table:table-cell/>
        </table:table-row>
        <table:table-row table:style-name="ro1">
          <table:table-cell/>
          <table:table-cell table:formula="of:=ORG.OPENOFFICE.ERRORTYPE([.$C$27]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/>
          <table:table-cell table:formula="of:=ORG.OPENOFFICE.ERRORTYPE([.$C$28])" office:value-type="string" office:string-value="" calcext:value-type="error">
            <text:p>#N/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table:formula="of:=COLUMN([.A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COLUMN([.B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COLUMN([.A1:.Z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</text:p>
          </table:table-cell>
          <table:table-cell table:formula="of:=ROW([.A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ROW([.A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ROW([.A1:.Z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ETS</text:p>
          </table:table-cell>
          <table:table-cell table:formula="of:=SHEETS([$Sheet1.$A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HEETS([$Sheet1.$A$1:$pivot_table.$A$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SHEETS($sheet1)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8.99mm" svg:height="17.99mm" svg:x="36.3mm" svg:y="152.07mm" draw:caption-point-x="-6.1mm" draw:caption-point-y="15.1mm">
              <dc:date>2020-10-16T00:00:00</dc:date>
              <text:p text:style-name="P1">私の環境ではどのシート名を入力しても1が返された。バグ？</text:p>
            </office:annotation>
            <text:p>SHEET</text:p>
          </table:table-cell>
          <table:table-cell table:formula="of:=SHEET(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HEETS([$Sheet1.$A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HEETS([$pivot_data.$A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HEETS([$pivot_table.$A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SHEETS($pivot_table)" office:value-type="string" office:string-value="" calcext:value-type="error">
            <text:p>#NAME?</text:p>
          </table:table-cell>
          <table:table-cell table:number-columns-repeated="3"/>
        </table:table-row>
        <table:table-row table:style-name="ro1">
          <table:table-cell/>
          <table:table-cell table:formula="of:=SHEETS([pivot_table.A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S</text:p>
          </table:table-cell>
          <table:table-cell table:formula="of:=AREAS([.$A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AREAS([.$A$1:.$B$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AREAS([.$A$1:.$B$2]; [.$C$1:.$D$1])" office:value-type="string" office:string-value="" calcext:value-type="error">
            <text:p>エラー:504</text:p>
          </table:table-cell>
          <table:table-cell table:number-columns-repeated="3"/>
        </table:table-row>
        <table:table-row table:style-name="ro1">
          <table:table-cell/>
          <table:table-cell table:formula="of:=AREAS(([.$A$1:.$B$2]~ [.$C$1:.$D$1]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AREAS([.$A$1:.$B$2]~[.$C$1:.$D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AREAS([.$A$1]~[.$B$2]~[.$C$1]~[.$D$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SET</text:p>
          </table:table-cell>
          <table:table-cell table:formula="of:=OFFSET([.$C$50]; 0; 0; 1; 1)" office:value-type="string" office:string-value="AAA" calcext:value-type="string">
            <text:p>AAA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あああ</text:p>
          </table:table-cell>
        </table:table-row>
        <table:table-row table:style-name="ro1">
          <table:table-cell/>
          <table:table-cell table:formula="of:=OFFSET([.$C$50]; 0; 1; 1; 1)" office:value-type="string" office:string-value="BBB" calcext:value-type="string">
            <text:p>BBB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いいい</text:p>
          </table:table-cell>
        </table:table-row>
        <table:table-row table:style-name="ro1">
          <table:table-cell/>
          <table:table-cell table:formula="of:=OFFSET([.$C$50]; 1; 0; 1; 1)" office:value-type="string" office:string-value="CCC" calcext:value-type="string">
            <text:p>CCC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YYY</text:p>
          </table:table-cell>
          <table:table-cell office:value-type="string" calcext:value-type="string">
            <text:p>ZZZ</text:p>
          </table:table-cell>
        </table:table-row>
        <table:table-row table:style-name="ro1">
          <table:table-cell/>
          <table:table-cell table:formula="of:=OFFSET([.$C$50]; 1; 1; 1; 1)" office:value-type="string" office:string-value="DDD" calcext:value-type="string">
            <text:p>DDD</text:p>
          </table:table-cell>
          <table:table-cell table:number-columns-repeated="3"/>
        </table:table-row>
        <table:table-row table:style-name="ro1">
          <table:table-cell/>
          <table:table-cell table:formula="of:=COUNTA(OFFSET([.$C$50]; 1; 1; 2; 2)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office:annotation draw:style-name="gr1" draw:text-style-name="P2" svg:width="28.99mm" svg:height="17.99mm" svg:x="36.3mm" svg:y="228.84mm" draw:caption-point-x="-6.1mm" draw:caption-point-y="15.1mm">
              <dc:date>2020-10-16T00:00:00</dc:date>
              <text:p text:style-name="P1">第二引数は単一行または単一列であること。</text:p>
            </office:annotation>
            <text:p>MATCH</text:p>
          </table:table-cell>
          <table:table-cell table:formula="of:=MATCH(&quot;CCC&quot;; [.$C$50:.$C$5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MATCH(&quot;BBB&quot;; [.$C$50:.$E$5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MATCH(&quot;DDD&quot;; [.$C$50:.$E$52])" office:value-type="string" office:string-value="" calcext:value-type="error">
            <text:p>エラー:504</text:p>
          </table:table-cell>
          <table:table-cell table:number-columns-repeated="3"/>
        </table:table-row>
        <table:table-row table:style-name="ro1">
          <table:table-cell/>
          <table:table-cell table:formula="of:=MATCH(&quot;CCC&quot;; [.$C$50:.$C$52]; -1)" office:value-type="float" office:value="2" calcext:value-type="float">
            <text:p>2</text:p>
          </table:table-cell>
          <table:table-cell office:value-type="string" calcext:value-type="string">
            <text:p>降順であると仮定する</text:p>
          </table:table-cell>
          <table:table-cell table:number-columns-repeated="2"/>
        </table:table-row>
        <table:table-row table:style-name="ro1">
          <table:table-cell/>
          <table:table-cell table:formula="of:=MATCH(&quot;CCC&quot;; [.$C$50:.$C$52]; 0)" office:value-type="float" office:value="2" calcext:value-type="float">
            <text:p>2</text:p>
          </table:table-cell>
          <table:table-cell office:value-type="string" calcext:value-type="string">
            <text:p>完全一致。正規表現またはワイルドカード使用可能</text:p>
          </table:table-cell>
          <table:table-cell table:number-columns-repeated="2"/>
        </table:table-row>
        <table:table-row table:style-name="ro1">
          <table:table-cell/>
          <table:table-cell table:formula="of:=MATCH(&quot;CCC&quot;; [.$C$50:.$C$52]; 1)" office:value-type="float" office:value="2" calcext:value-type="float">
            <text:p>2</text:p>
          </table:table-cell>
          <table:table-cell office:value-type="string" calcext:value-type="string">
            <text:p>昇順であると仮定する（デフォルト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table:formula="of:=COLUMNS([.$A$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COLUMNS([.$A$1:.$B$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COLUMNS([.$A$1:.$Z$9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table:formula="of:=ADDRESS(1;1)" office:value-type="string" office:string-value="$A$1" calcext:value-type="string">
            <text:p>$A$1</text:p>
          </table:table-cell>
          <table:table-cell table:number-columns-repeated="3"/>
        </table:table-row>
        <table:table-row table:style-name="ro1">
          <table:table-cell/>
          <table:table-cell table:formula="of:=ADDRESS(1;1;1)" office:value-type="string" office:string-value="$A$1" calcext:value-type="string">
            <text:p>$A$1</text:p>
          </table:table-cell>
          <table:table-cell office:value-type="string" calcext:value-type="string">
            <text:p>参照方式：絶対参照</text:p>
          </table:table-cell>
          <table:table-cell table:number-columns-repeated="2"/>
        </table:table-row>
        <table:table-row table:style-name="ro1">
          <table:table-cell/>
          <table:table-cell table:formula="of:=ADDRESS(1;1;2)" office:value-type="string" office:string-value="A$1" calcext:value-type="string">
            <text:p>A$1</text:p>
          </table:table-cell>
          <table:table-cell office:value-type="string" calcext:value-type="string">
            <text:p>参照方式：行＝絶対参照、列＝相対参照</text:p>
          </table:table-cell>
          <table:table-cell table:number-columns-repeated="2"/>
        </table:table-row>
        <table:table-row table:style-name="ro1">
          <table:table-cell/>
          <table:table-cell table:formula="of:=ADDRESS(1;1;3)" office:value-type="string" office:string-value="$A1" calcext:value-type="string">
            <text:p>$A1</text:p>
          </table:table-cell>
          <table:table-cell office:value-type="string" calcext:value-type="string">
            <text:p>参照方式：行＝相対参照、列＝絶対参照</text:p>
          </table:table-cell>
          <table:table-cell table:number-columns-repeated="2"/>
        </table:table-row>
        <table:table-row table:style-name="ro1">
          <table:table-cell/>
          <table:table-cell table:formula="of:=ADDRESS(1;1;4)" office:value-type="string" office:string-value="A1" calcext:value-type="string">
            <text:p>A1</text:p>
          </table:table-cell>
          <table:table-cell office:value-type="string" calcext:value-type="string">
            <text:p>参照方式：相対参照</text:p>
          </table:table-cell>
          <table:table-cell table:number-columns-repeated="2"/>
        </table:table-row>
        <table:table-row table:style-name="ro1">
          <table:table-cell/>
          <table:table-cell table:formula="of:=ADDRESS(1;1;1;0)" office:value-type="string" office:string-value="R1C1" calcext:value-type="string">
            <text:p>R1C1</text:p>
          </table:table-cell>
          <table:table-cell office:value-type="string" calcext:value-type="string">
            <text:p><text:span text:style-name="T1">形式=</text:span>R1C1</text:p>
          </table:table-cell>
          <table:table-cell table:number-columns-repeated="2"/>
        </table:table-row>
        <table:table-row table:style-name="ro1">
          <table:table-cell/>
          <table:table-cell table:formula="of:=ADDRESS(1;1;1;1)" office:value-type="string" office:string-value="$A$1" calcext:value-type="string">
            <text:p>$A$1</text:p>
          </table:table-cell>
          <table:table-cell office:value-type="string" calcext:value-type="string">
            <text:p>形式=A1</text:p>
          </table:table-cell>
          <table:table-cell table:number-columns-repeated="2"/>
        </table:table-row>
        <table:table-row table:style-name="ro1">
          <table:table-cell/>
          <table:table-cell table:formula="of:=ADDRESS(1;1;1;1;&quot;MySheet&quot;)" office:value-type="string" office:string-value="MySheet.$A$1" calcext:value-type="string">
            <text:p>MySheet.$A$1</text:p>
          </table:table-cell>
          <table:table-cell office:value-type="string" calcext:value-type="string">
            <text:p>シート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RECT</text:p>
          </table:table-cell>
          <table:table-cell table:formula="of:=INDIRECT(&quot;C72&quot;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formula="of:=INDIRECT(&quot;$C$72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INDIRECT(&quot;R72C3&quot;; 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SUM(INDIRECT(&quot;$C$75:&quot; &amp; ADDRESS(75;5)))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table:formula="of:=CHOOSE(3; 1; 10; 100; 10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formula="of:=CHOOSE(3; &quot;A&quot;; &quot;B&quot;; &quot;C&quot;; &quot;D&quot;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WS</text:p>
          </table:table-cell>
          <table:table-cell table:formula="of:=ROWS([.$A$1:.$Z$9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LOOKUP</text:p>
          </table:table-cell>
          <table:table-cell table:formula="of:=HLOOKUP(1000; [.$C$79:.$E$80]; 2)" office:value-type="string" office:string-value="ABC" calcext:value-type="string">
            <text:p>ABC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/>
          <table:table-cell table:formula="of:=HLOOKUP(1001; [.$C$79:.$E$80]; 2)" office:value-type="string" office:string-value="DEFG" calcext:value-type="string">
            <text:p>DEFG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DEFG</text:p>
          </table:table-cell>
          <table:table-cell office:value-type="string" calcext:value-type="string">
            <text:p>HIJKL</text:p>
          </table:table-cell>
        </table:table-row>
        <table:table-row table:style-name="ro1">
          <table:table-cell/>
          <table:table-cell table:formula="of:=HLOOKUP(1002; [.$C$79:.$E$80]; 2)" office:value-type="string" office:string-value="HIJKL" calcext:value-type="string">
            <text:p>HIJKL</text:p>
          </table:table-cell>
          <table:table-cell table:number-columns-repeated="3"/>
        </table:table-row>
        <table:table-row table:style-name="ro1">
          <table:table-cell/>
          <table:table-cell table:formula="of:=HLOOKUP(1003; [.$C$79:.$E$80]; 2)" office:value-type="string" office:string-value="HIJKL" calcext:value-type="string">
            <text:p>HIJKL</text:p>
          </table:table-cell>
          <table:table-cell table:number-columns-repeated="3"/>
        </table:table-row>
        <table:table-row table:style-name="ro1">
          <table:table-cell/>
          <table:table-cell table:formula="of:=HLOOKUP(1003; [.$C$79:.$E$80]; 2; TRUE())" office:value-type="string" office:string-value="HIJKL" calcext:value-type="string">
            <text:p>HIJKL</text:p>
          </table:table-cell>
          <table:table-cell table:number-columns-repeated="3"/>
        </table:table-row>
        <table:table-row table:style-name="ro1">
          <table:table-cell/>
          <table:table-cell table:formula="of:=HLOOKUP(1003; [.$C$79:.$E$80]; 2; FALSE())" office:value-type="string" office:string-value="" calcext:value-type="error">
            <text:p>#N/A</text:p>
          </table:table-cell>
          <table:table-cell table:number-columns-repeated="3"/>
        </table:table-row>
      </table:table>
      <table:table table:name="pivot_data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</text:p>
          </table:table-cell>
        </table:table-row>
      </table:table>
      <table:table table:name="pivot_table" table:style-name="ta1">
        <table:table-column table:style-name="co3" table:default-cell-style-name="ce6"/>
        <table:table-column table:style-name="co3" table:default-cell-style-name="ce11"/>
        <table:table-column table:style-name="co3" table:default-cell-style-name="Pivot_20_Table_20_Value"/>
        <table:table-column table:style-name="co3" table:default-cell-style-name="ce20"/>
        <table:table-column table:style-name="co3" table:default-cell-style-name="ce26"/>
        <table:table-row table:style-name="ro1">
          <table:table-cell table:style-name="ce3" office:value-type="string" calcext:value-type="string">
            <text:p>合計 - Price</text:p>
          </table:table-cell>
          <table:table-cell table:style-name="ce8" office:value-type="string" calcext:value-type="string">
            <text:p>Class</text:p>
          </table:table-cell>
          <table:table-cell table:style-name="ce14" table:number-columns-repeated="2"/>
          <table:table-cell table:style-name="ce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24" office:value-type="string" calcext:value-type="string">
            <text:p>合計 結果</text:p>
          </table:table-cell>
        </table:table-row>
        <table:table-row table:style-name="ro1">
          <table:table-cell table:style-name="ce5" office:value-type="string" calcext:value-type="string">
            <text:p>あ</text:p>
          </table:table-cell>
          <table:table-cell table:style-name="ce10" office:value-type="float" office:value="10" calcext:value-type="float">
            <text:p>10</text:p>
          </table:table-cell>
          <table:table-cell table:style-name="ce16"/>
          <table:table-cell table:style-name="ce19"/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い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う</text:p>
          </table:table-cell>
          <table:table-cell table:number-columns-repeated="2"/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え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か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き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く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け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こ</text:p>
          </table:table-cell>
          <table:table-cell table:style-name="ce12" office:value-type="float" office:value="19" calcext:value-type="float">
            <text:p>19</text:p>
          </table:table-cell>
          <table:table-cell table:style-name="ce17"/>
          <table:table-cell table:style-name="ce21"/>
          <table:table-cell table:style-name="ce27" office:value-type="float" office:value="19" calcext:value-type="float">
            <text:p>19</text:p>
          </table:table-cell>
        </table:table-row>
        <table:table-row table:style-name="ro1">
          <table:table-cell table:style-name="ce7" office:value-type="string" calcext:value-type="string">
            <text:p>合計 結果</text:p>
          </table:table-cell>
          <table:table-cell table:style-name="ce13" office:value-type="float" office:value="58" calcext:value-type="float">
            <text:p>58</text:p>
          </table:table-cell>
          <table:table-cell table:style-name="ce18" office:value-type="float" office:value="42" calcext:value-type="float">
            <text:p>42</text:p>
          </table:table-cell>
          <table:table-cell table:style-name="ce22" office:value-type="float" office:value="45" calcext:value-type="float">
            <text:p>45</text:p>
          </table:table-cell>
          <table:table-cell table:style-name="ce28" office:value-type="float" office:value="145" calcext:value-type="float">
            <text:p>145</text:p>
          </table:table-cell>
        </table:table-row>
      </table:table>
      <table:named-expressions/>
      <table:data-pilot-tables>
        <table:data-pilot-table table:name="DataPilot1" table:application-data="" table:target-range-address="pivot_table.A1:pivot_table.E13" table:buttons="pivot_table.A2 pivot_table.B1" table:show-filter-button="false" table:drill-down-on-double-click="false">
          <table:source-cell-range table:cell-range-address="pivot_data.A1:pivot_data.C11"/>
          <table:data-pilot-field table:source-field-name="Class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あ" table:display="true" table:show-details="true"/>
                <table:data-pilot-member table:name="い" table:display="true" table:show-details="true"/>
                <table:data-pilot-member table:name="う" table:display="true" table:show-details="true"/>
                <table:data-pilot-member table:name="え" table:display="true" table:show-details="true"/>
                <table:data-pilot-member table:name="お" table:display="true" table:show-details="true"/>
                <table:data-pilot-member table:name="か" table:display="true" table:show-details="true"/>
                <table:data-pilot-member table:name="き" table:display="true" table:show-details="true"/>
                <table:data-pilot-member table:name="く" table:display="true" table:show-details="true"/>
                <table:data-pilot-member table:name="け" table:display="true" table:show-details="true"/>
                <table:data-pilot-member table:name="こ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ce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  <table:dde-links>
        <table:dde-link>
          <office:dde-source office:dde-application="soffice" office:dde-topic="/tmp/work/array.ods" office:dde-item="sheet1.A1" office:automatic-update="true"/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00/00/00</text:date>, <text:time style:data-style-name="N2" text:time-value="08:33:18.78154051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6:07:42.876556872</meta:creation-date>
    <meta:generator>LibreOffice/6.1.5.2$Linux_ARM_EABI LibreOffice_project/10$Build-2</meta:generator>
    <dc:date>2020-10-16T10:23:32.336652425</dc:date>
    <meta:editing-duration>PT1H16M7S</meta:editing-duration>
    <meta:editing-cycles>15</meta:editing-cycles>
    <meta:document-statistic meta:table-count="3" meta:cell-count="227" meta:object-count="0"/>
  </office:meta>
</office:document-meta>
</file>